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08c7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G</text:span>ETTING STARTED</text:p>
      <text:p text:style-name="Standard">Underline</text:p>
      <text:p text:style-name="Standard"/>
      <text:p text:style-name="Standard">Watch this short video which explains what AIOps is, and how it differs from MLOps [1:35 minutes]</text:p>
      <text:p text:style-name="Standard"/>
      <text:p text:style-name="Standard"/>
      <text:p text:style-name="Standard"/>
      <text:p text:style-name="Standard">Before starting a deep dive into your learning adventure, think about the following questions.</text:p>
      <text:p text:style-name="Standard"/>
      <text:p text:style-name="Standard">What are artificial intelligence, machine learning and deep learning? Why are these not the same?</text:p>
      <text:p text:style-name="Standard">What are the real-world use cases for machine learning?</text:p>
      <text:p text:style-name="Standard">How can you integrate a machine learning system in a production environment and orchestrate your machine learning pipeline steps? Do you need to adopt CI/CD practices in this pipeline implementation?</text:p>
      <text:p text:style-name="Standard">How does AIOps fit into the modern IT environment?</text:p>
      <text:p text:style-name="Standard">How can Kubeflow help ML engineers and operational teams to deploy ML systems to various environments?</text:p>
      <text:p text:style-name="Standard">Reflect on these questions as you work your way through this module, and particularly when you get to the weekly discussion.</text:p>
      <text:p text:style-name="Standard"/>
      <text:p text:style-name="Standard"/>
      <text:p text:style-name="Standard">OVERVIEW</text:p>
      <text:p text:style-name="Standard">Underline</text:p>
      <text:p text:style-name="Standard"/>
      <text:p text:style-name="Standard">AI ConceptThis week you will learn about artificial intelligence (AI). We will examine the relationship between artificial intelligence (AI), machine learning, and deep learning. You will learn about machine learning and how it works. And we will discusss the three primary categories of machine learning and some of the real-world machine learning use cases.</text:p>
      <text:p text:style-name="Standard"/>
      <text:p text:style-name="Standard">You will learn about the three broad phases of MLOps, and why you need to adopt CI/CD practices in the machine learning pipeline's implementations. You will also learn about AIOps and how it lets organizations operate at the speed that modern business requires.</text:p>
      <text:p text:style-name="Standard"/>
      <text:p text:style-name="Standard">Finally, you will have an overview of how Kubeflow makes deployments of machine learning (ML) workflows on Kubernetes simple, portable and scalable.</text:p>
      <text:p text:style-name="Standard"/>
      <text:p text:style-name="Standard">Enjoy the module this week. Artificial intelligence (AI) and machine learning (ML) are becoming an integral part of our day-to-day lives. You will have to know how to build continuous integration and deployment (CI/CD) for deploying your machine learning (ML) system. Always remember that DevOps is not just about implementing tools, but building culture within the organization.</text:p>
      <text:p text:style-name="Standard"/>
      <text:p text:style-name="Standard"/>
      <text:p text:style-name="Standard">WHY IT MATTERS</text:p>
      <text:p text:style-name="Standard">Underline</text:p>
      <text:p text:style-name="Standard"/>
      <text:p text:style-name="Standard">Machine Learning (ML) and Artificial Intelligence (AI)</text:p>
      <text:p text:style-name="Standard"/>
      <text:p text:style-name="Standard">As a DevOps Engineer/Architect, you will interact with artificial intelligence (AI) and machine learning (ML). Artificial intelligence (AI) is the science and engineering of making computers behave <text:soft-page-break/>in ways previously believed to require human intelligence. Machine learning (ML) focuses on the ability of machines to receive a set of data and learn for it themselves. ML learning styles include supervised, unsupervised, and semi-supervised learning. Supervised learning inputs labeled training data with a known output to model a relationship so that new data will likely result in a predictable output. Unsupervised learning uses unlabeled data to discover any relationships within the data and detecting new patterns. Semi-supervised learning combines labeled and unlabeled.</text:p>
      <text:p text:style-name="Standard"/>
      <text:p text:style-name="Standard">MLOps = ML + Dev + Ops</text:p>
      <text:p text:style-name="Standard"/>
      <text:p text:style-name="Standard">MLOps gives you the best practices for building machine learning solutions, including:</text:p>
      <text:p text:style-name="Standard"/>
      <text:p text:style-name="Standard">Repeatable workflow for training a model and rolling it out to production</text:p>
      <text:p text:style-name="Standard">An immutable record of what's actually running</text:p>
      <text:p text:style-name="Standard">The lineage of model creation, including data sources</text:p>
      <text:p text:style-name="Standard">Acceleration from code to customer benefits</text:p>
      <text:p text:style-name="Standard">AIOps</text:p>
      <text:p text:style-name="Standard"/>
      <text:p text:style-name="Standard">AIOps uses artificial intelligence to simplify IT operations management and accelerate and automate problem resolution in complex modern IT environments. AIOps provides the visibility and automation IT needs to support DevOps without a lot of additional management effort.</text:p>
      <text:p text:style-name="Standard"/>
      <text:p text:style-name="Standard">Kubeflow</text:p>
      <text:p text:style-name="Standard"/>
      <text:p text:style-name="Standard">The Kubeflow project is dedicated to deploying machine learning (ML) workflows on Kubernetes. Kubeflow is a platform for data scientists who want to build and experiment with ML pipelines. Kubeflow is also for ML engineers and operational teams who want to deploy ML systems to various development, testing and production-level serving environments.</text:p>
      <text:p text:style-name="Standard"/>
      <text:p text:style-name="Standard"/>
      <text:p text:style-name="Standard">LEARNING OUTCOMES</text:p>
      <text:p text:style-name="Standard">Underline</text:p>
      <text:p text:style-name="Standard"/>
      <text:p text:style-name="Standard">By the end of this module, you will be able to:</text:p>
      <text:p text:style-name="Standard"/>
      <text:p text:style-name="Standard">Describe the difference between ML and AI and how ML can achieve AI.</text:p>
      <text:p text:style-name="Standard">Explain how MLOps increases collaboration between data scientists and operations teams to manage ML models across the ML lifecycle.</text:p>
      <text:p text:style-name="Standard">Explain how AIOps uses data and machine learning to enhance IT operations functions by providing continuous insight.</text:p>
      <text:p text:style-name="Standard">Explain how Kubeflow allows you to orchestrate the execution of machine learning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6T13:45:41.238000000</meta:creation-date>
    <dc:date>2023-07-16T13:46:36.070000000</dc:date>
    <meta:editing-duration>PT55S</meta:editing-duration>
    <meta:editing-cycles>1</meta:editing-cycles>
    <meta:document-statistic meta:table-count="0" meta:image-count="0" meta:object-count="0" meta:page-count="2" meta:paragraph-count="37" meta:word-count="654" meta:character-count="4299" meta:non-whitespace-character-count="3682"/>
    <meta:generator>LibreOffice/6.1.2.1$Windows_X86_64 LibreOffice_project/65905a128db06ba48db947242809d14d3f9a93fe</meta:generator>
  </office:meta>
</office:document-meta>
</file>